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/>
        <style:text-properties style:font-name="StarSymbol"/>
      </text:list-level-style-bullet>
      <text:list-level-style-bullet text:level="2" text:style-name="WW_CharLFO1LVL2" text:bullet-char="➢">
        <style:list-level-properties/>
        <style:text-properties style:font-name="StarSymbol"/>
      </text:list-level-style-bullet>
      <text:list-level-style-bullet text:level="3" text:style-name="WW_CharLFO1LVL3" text:bullet-char="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➢">
        <style:list-level-properties/>
        <style:text-properties style:font-name="StarSymbol"/>
      </text:list-level-style-bullet>
      <text:list-level-style-bullet text:level="6" text:style-name="WW_CharLFO1LVL6" text:bullet-char="➢">
        <style:list-level-properties/>
        <style:text-properties style:font-name="StarSymbol"/>
      </text:list-level-style-bullet>
      <text:list-level-style-bullet text:level="7" text:style-name="WW_CharLFO1LVL7" text:bullet-char="➢">
        <style:list-level-properties/>
        <style:text-properties style:font-name="StarSymbol"/>
      </text:list-level-style-bullet>
      <text:list-level-style-bullet text:level="8" text:style-name="WW_CharLFO1LVL8" text:bullet-char="➢">
        <style:list-level-properties/>
        <style:text-properties style:font-name="StarSymbol"/>
      </text:list-level-style-bullet>
      <text:list-level-style-bullet text:level="9" text:style-name="WW_CharLFO1LVL9" text:bullet-char="➢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list-style-name="LFO1" style:family="paragraph">
      <style:text-properties fo:font-size="15pt" style:font-size-asian="15pt" style:font-size-complex="15pt"/>
    </style:style>
    <style:style style:name="P15" style:parent-style-name="Standard" style:list-style-name="LFO1" style:family="paragraph">
      <style:text-properties fo:font-size="15pt" style:font-size-asian="15pt" style:font-size-complex="15pt"/>
    </style:style>
    <style:style style:name="P16" style:parent-style-name="Standard" style:list-style-name="LFO1" style:family="paragraph">
      <style:text-properties fo:font-size="15pt" style:font-size-asian="15pt" style:font-size-complex="15pt"/>
    </style:style>
    <style:style style:name="P17" style:parent-style-name="Standard" style:list-style-name="LFO1" style:family="paragraph">
      <style:text-properties fo:font-size="15pt" style:font-size-asian="15pt" style:font-size-complex="15pt"/>
    </style:style>
    <style:style style:name="P18" style:parent-style-name="Standard" style:list-style-name="LFO1" style:family="paragraph">
      <style:text-properties fo:font-size="15pt" style:font-size-asian="15pt" style:font-size-complex="15pt"/>
    </style:style>
    <style:style style:name="P19" style:parent-style-name="Standard" style:list-style-name="LFO1" style:family="paragraph">
      <style:text-properties fo:font-size="15pt" style:font-size-asian="15pt" style:font-size-complex="15pt"/>
    </style:style>
    <style:style style:name="P20" style:parent-style-name="Standard" style:list-style-name="LFO1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list-style-name="LFO1" style:family="paragraph">
      <style:text-properties fo:font-size="15pt" style:font-size-asian="15pt" style:font-size-complex="15pt"/>
    </style:style>
    <style:style style:name="P23" style:parent-style-name="Standard" style:list-style-name="LFO1" style:family="paragraph">
      <style:text-properties fo:font-size="15pt" style:font-size-asian="15pt" style:font-size-complex="15pt"/>
    </style:style>
    <style:style style:name="P24" style:parent-style-name="Standard" style:list-style-name="LFO1" style:family="paragraph">
      <style:text-properties fo:font-size="15pt" style:font-size-asian="15pt" style:font-size-complex="15pt"/>
    </style:style>
    <style:style style:name="P25" style:parent-style-name="Standard" style:list-style-name="LFO1" style:family="paragraph"/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PDS PROJECT ABSTRACT</text:p>
      <text:p text:style-name="Standard"><text:span text:style-name="T2">TOPIC:</text:span><text:span text:style-name="T3">INTERACTIVE MOVIE TICKET BOOKING</text:span></text:p>
      <text:p text:style-name="Standard"><text:span text:style-name="T4">PROJECT MEMBERS:</text:span><text:span text:style-name="T5"><text:line-break/></text:span><text:span text:style-name="T6">1.ANIRUDDH RAMRAKHYANI</text:span></text:p>
      <text:p text:style-name="P7"><text:s text:c="3"/>UG201113005</text:p>
      <text:p text:style-name="P8"><text:s text:c="3"/>Electrical Engineering<?opendocument cursor-position?></text:p>
      <text:p text:style-name="P9"><text:s text:c="4"/>G3</text:p>
      <text:p text:style-name="P10"/>
      <text:p text:style-name="P11">PROBLEM STATEMENT:</text:p>
      <text:p text:style-name="P12">To maintain a database for a movie booking system that closely imitates online movie bookings. User will be provided with a list of movies, along with movie theaters divided according to regions. Movie timings and seat availability will also be displayed.</text:p>
      <text:p text:style-name="P13">DESCRIPTION:</text:p>
      <text:list text:style-name="LFO1" text:continue-numbering="true">
        <text:list-item>
          <text:p text:style-name="P14">user can create a profile and use it in future to book tickets and avail discount and earn credit points which can be used in future.</text:p>
        </text:list-item>
        <text:list-item>
          <text:p text:style-name="P15">Movies will be available according to show timings, theaters, price, offers and discount, and <text:s/>adult ratings.</text:p>
        </text:list-item>
        <text:list-item>
          <text:p text:style-name="P16">The database would be maintained for around 15 recent releases.</text:p>
        </text:list-item>
        <text:list-item>
          <text:p text:style-name="P17">User can choose seat as desired. A matrix of vacant seats will be displayed so as to enable user to choose the seat according to position.</text:p>
        </text:list-item>
        <text:list-item>
          <text:p text:style-name="P18">User can also cancel the booked tickets 1hr before the screening of the movie</text:p>
        </text:list-item>
        <text:list-item>
          <text:p text:style-name="P19">user can book multiple shows.</text:p>
        </text:list-item>
        <text:list-item>
          <text:p text:style-name="P20">A separate login would be maintained for ticket manager that would be secured with password.</text:p>
        </text:list-item>
      </text:list>
      <text:p text:style-name="P21"/>
      <text:list text:style-name="LFO1" text:continue-numbering="true">
        <text:list-item>
          <text:p text:style-name="P22">While creating database for movies, it would contain<text:s/>details of movie like actors, type, release date and critics ratings.</text:p>
        </text:list-item>
        <text:list-item>
          <text:p text:style-name="P23">User can search for movies by giving a part of name or using other fields.</text:p>
        </text:list-item>
        <text:list-item>
          <text:p text:style-name="P24">Details of upcoming movie releases can also be accessed by the user</text:p>
        </text:list-item>
        <text:list-item>
          <text:p text:style-name="P25"><text:span text:style-name="T26">user can also view his/her booking history<text:s/></text:span><text:span text:style-name="T27">and payment detail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➢">
        <style:list-level-properties/>
        <style:text-properties style:font-name="StarSymbol"/>
      </text:list-level-style-bullet>
      <text:list-level-style-bullet text:level="2" text:style-name="WW_CharLFO1LVL2" text:bullet-char="➢">
        <style:list-level-properties/>
        <style:text-properties style:font-name="StarSymbol"/>
      </text:list-level-style-bullet>
      <text:list-level-style-bullet text:level="3" text:style-name="WW_CharLFO1LVL3" text:bullet-char="➢">
        <style:list-level-properties/>
        <style:text-properties style:font-name="StarSymbol"/>
      </text:list-level-style-bullet>
      <text:list-level-style-bullet text:level="4" text:style-name="WW_CharLFO1LVL4" text:bullet-char="➢">
        <style:list-level-properties/>
        <style:text-properties style:font-name="StarSymbol"/>
      </text:list-level-style-bullet>
      <text:list-level-style-bullet text:level="5" text:style-name="WW_CharLFO1LVL5" text:bullet-char="➢">
        <style:list-level-properties/>
        <style:text-properties style:font-name="StarSymbol"/>
      </text:list-level-style-bullet>
      <text:list-level-style-bullet text:level="6" text:style-name="WW_CharLFO1LVL6" text:bullet-char="➢">
        <style:list-level-properties/>
        <style:text-properties style:font-name="StarSymbol"/>
      </text:list-level-style-bullet>
      <text:list-level-style-bullet text:level="7" text:style-name="WW_CharLFO1LVL7" text:bullet-char="➢">
        <style:list-level-properties/>
        <style:text-properties style:font-name="StarSymbol"/>
      </text:list-level-style-bullet>
      <text:list-level-style-bullet text:level="8" text:style-name="WW_CharLFO1LVL8" text:bullet-char="➢">
        <style:list-level-properties/>
        <style:text-properties style:font-name="StarSymbol"/>
      </text:list-level-style-bullet>
      <text:list-level-style-bullet text:level="9" text:style-name="WW_CharLFO1LVL9" text:bullet-char="➢">
        <style:list-level-properties/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niruddh</dc:creator>
    <meta:creation-date>2011-11-19T11:14:00Z</meta:creation-date>
    <dc:date>2014-03-23T08:40:00Z</dc:date>
    <meta:template xlink:href="Normal" xlink:type="simple"/>
    <meta:editing-cycles>2</meta:editing-cycles>
    <meta:editing-duration>PT60S</meta:editing-duration>
    <meta:document-statistic meta:page-count="1" meta:paragraph-count="2" meta:word-count="211" meta:character-count="1414" meta:row-count="10" meta:non-whitespace-character-count="1205"/>
  </office:meta>
</office:document-meta>
</file>